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89cm"/>
    </style:style>
    <style:style style:name="co19" style:family="table-column">
      <style:table-column-properties fo:break-before="auto" style:column-width="2.96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6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3999999999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000000001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office:value-type="float" office:value="0" calcext:value-type="float">
            <text:p/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000000001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office:value-type="float" office:value="0" calcext:value-type="float">
            <text:p/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23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string" office:string-value="Panama City Beach" calcext:value-type="string">
            <text:p>Panama City Beach</text:p>
          </table:table-cell>
          <table:table-cell table:number-columns-repeated="2"/>
          <table:table-cell table:formula="of:=[.F15]+[.E16]" office:value-type="float" office:value="942" calcext:value-type="float">
            <text:p>942</text:p>
          </table:table-cell>
          <table:table-cell/>
          <table:table-cell table:formula="of:=[.H15]+[.G16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16]+[.K16]+[.L16]" office:value-type="currency" office:currency="USD" office:value="0" calcext:value-type="currency">
            <text:p>$0,00</text:p>
          </table:table-cell>
          <table:table-cell table:style-name="ce13" table:formula="of:=[.N15]+[.M16]" office:value-type="currency" office:currency="USD" office:value="560.5904" calcext:value-type="currency">
            <text:p>$560,59</text:p>
          </table:table-cell>
          <table:table-cell table:style-name="ce22" table:formula="of:=[.A16]*budgetjour-[.N16]" office:value-type="currency" office:currency="USD" office:value="189.4096" calcext:value-type="currency">
            <text:p>$189,41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float" office:value="0" calcext:value-type="float">
            <text:p>0</text:p>
          </table:table-cell>
          <table:table-cell table:number-columns-repeated="2"/>
          <table:table-cell table:formula="of:=[.F16]+[.E17]" office:value-type="float" office:value="942" calcext:value-type="float">
            <text:p>942</text:p>
          </table:table-cell>
          <table:table-cell/>
          <table:table-cell table:formula="of:=[.H16]+[.G17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17]+[.K17]+[.L17]" office:value-type="currency" office:currency="USD" office:value="0" calcext:value-type="currency">
            <text:p>$0,00</text:p>
          </table:table-cell>
          <table:table-cell table:style-name="ce13" table:formula="of:=[.N16]+[.M17]" office:value-type="currency" office:currency="USD" office:value="560.5904" calcext:value-type="currency">
            <text:p>$560,59</text:p>
          </table:table-cell>
          <table:table-cell table:style-name="ce22" table:formula="of:=[.A17]*budgetjour-[.N17]" office:value-type="currency" office:currency="USD" office:value="239.4096" calcext:value-type="currency">
            <text:p>$239,41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942" calcext:value-type="float">
            <text:p>942</text:p>
          </table:table-cell>
          <table:table-cell/>
          <table:table-cell table:formula="of:=[.H17]+[.G18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18]+[.K18]+[.L18]" office:value-type="currency" office:currency="USD" office:value="0" calcext:value-type="currency">
            <text:p>$0,00</text:p>
          </table:table-cell>
          <table:table-cell table:style-name="ce13" table:formula="of:=[.N17]+[.M18]" office:value-type="currency" office:currency="USD" office:value="560.5904" calcext:value-type="currency">
            <text:p>$560,59</text:p>
          </table:table-cell>
          <table:table-cell table:style-name="ce22" table:formula="of:=[.A18]*budgetjour-[.N18]" office:value-type="currency" office:currency="USD" office:value="289.4096" calcext:value-type="currency">
            <text:p>$289,41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942" calcext:value-type="float">
            <text:p>942</text:p>
          </table:table-cell>
          <table:table-cell/>
          <table:table-cell table:formula="of:=[.H18]+[.G19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19]+[.K19]+[.L19]" office:value-type="currency" office:currency="USD" office:value="0" calcext:value-type="currency">
            <text:p>$0,00</text:p>
          </table:table-cell>
          <table:table-cell table:style-name="ce13" table:formula="of:=[.N18]+[.M19]" office:value-type="currency" office:currency="USD" office:value="560.5904" calcext:value-type="currency">
            <text:p>$560,59</text:p>
          </table:table-cell>
          <table:table-cell table:style-name="ce22" table:formula="of:=[.A19]*budgetjour-[.N19]" office:value-type="currency" office:currency="USD" office:value="339.4096" calcext:value-type="currency">
            <text:p>$339,41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942" calcext:value-type="float">
            <text:p>942</text:p>
          </table:table-cell>
          <table:table-cell/>
          <table:table-cell table:formula="of:=[.H19]+[.G20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20]+[.K20]+[.L20]" office:value-type="currency" office:currency="USD" office:value="0" calcext:value-type="currency">
            <text:p>$0,00</text:p>
          </table:table-cell>
          <table:table-cell table:style-name="ce13" table:formula="of:=[.N19]+[.M20]" office:value-type="currency" office:currency="USD" office:value="560.5904" calcext:value-type="currency">
            <text:p>$560,59</text:p>
          </table:table-cell>
          <table:table-cell table:style-name="ce22" table:formula="of:=[.A20]*budgetjour-[.N20]" office:value-type="currency" office:currency="USD" office:value="389.4096" calcext:value-type="currency">
            <text:p>$389,41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942" calcext:value-type="float">
            <text:p>942</text:p>
          </table:table-cell>
          <table:table-cell/>
          <table:table-cell table:formula="of:=[.H20]+[.G21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21]+[.K21]+[.L21]" office:value-type="currency" office:currency="USD" office:value="0" calcext:value-type="currency">
            <text:p>$0,00</text:p>
          </table:table-cell>
          <table:table-cell table:style-name="ce13" table:formula="of:=[.N20]+[.M21]" office:value-type="currency" office:currency="USD" office:value="560.5904" calcext:value-type="currency">
            <text:p>$560,59</text:p>
          </table:table-cell>
          <table:table-cell table:style-name="ce22" table:formula="of:=[.A21]*budgetjour-[.N21]" office:value-type="currency" office:currency="USD" office:value="439.4096" calcext:value-type="currency">
            <text:p>$439,41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942" calcext:value-type="float">
            <text:p>942</text:p>
          </table:table-cell>
          <table:table-cell/>
          <table:table-cell table:formula="of:=[.H21]+[.G22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22]+[.K22]+[.L22]" office:value-type="currency" office:currency="USD" office:value="0" calcext:value-type="currency">
            <text:p>$0,00</text:p>
          </table:table-cell>
          <table:table-cell table:style-name="ce13" table:formula="of:=[.N21]+[.M22]" office:value-type="currency" office:currency="USD" office:value="560.5904" calcext:value-type="currency">
            <text:p>$560,59</text:p>
          </table:table-cell>
          <table:table-cell table:style-name="ce22" table:formula="of:=[.A22]*budgetjour-[.N22]" office:value-type="currency" office:currency="USD" office:value="489.4096" calcext:value-type="currency">
            <text:p>$489,41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942" calcext:value-type="float">
            <text:p>942</text:p>
          </table:table-cell>
          <table:table-cell/>
          <table:table-cell table:formula="of:=[.H22]+[.G23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23]+[.K23]+[.L23]" office:value-type="currency" office:currency="USD" office:value="0" calcext:value-type="currency">
            <text:p>$0,00</text:p>
          </table:table-cell>
          <table:table-cell table:style-name="ce13" table:formula="of:=[.N22]+[.M23]" office:value-type="currency" office:currency="USD" office:value="560.5904" calcext:value-type="currency">
            <text:p>$560,59</text:p>
          </table:table-cell>
          <table:table-cell table:style-name="ce22" table:formula="of:=[.A23]*budgetjour-[.N23]" office:value-type="currency" office:currency="USD" office:value="539.4096" calcext:value-type="currency">
            <text:p>$53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942" calcext:value-type="float">
            <text:p>942</text:p>
          </table:table-cell>
          <table:table-cell/>
          <table:table-cell table:formula="of:=[.H23]+[.G24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24]+[.K24]+[.L24]" office:value-type="currency" office:currency="USD" office:value="0" calcext:value-type="currency">
            <text:p>$0,00</text:p>
          </table:table-cell>
          <table:table-cell table:style-name="ce13" table:formula="of:=[.N23]+[.M24]" office:value-type="currency" office:currency="USD" office:value="560.5904" calcext:value-type="currency">
            <text:p>$560,59</text:p>
          </table:table-cell>
          <table:table-cell table:style-name="ce22" table:formula="of:=[.A24]*budgetjour-[.N24]" office:value-type="currency" office:currency="USD" office:value="589.4096" calcext:value-type="currency">
            <text:p>$58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942" calcext:value-type="float">
            <text:p>942</text:p>
          </table:table-cell>
          <table:table-cell/>
          <table:table-cell table:formula="of:=[.H24]+[.G25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25]+[.K25]+[.L25]" office:value-type="currency" office:currency="USD" office:value="0" calcext:value-type="currency">
            <text:p>$0,00</text:p>
          </table:table-cell>
          <table:table-cell table:style-name="ce13" table:formula="of:=[.N24]+[.M25]" office:value-type="currency" office:currency="USD" office:value="560.5904" calcext:value-type="currency">
            <text:p>$560,59</text:p>
          </table:table-cell>
          <table:table-cell table:style-name="ce22" table:formula="of:=[.A25]*budgetjour-[.N25]" office:value-type="currency" office:currency="USD" office:value="639.4096" calcext:value-type="currency">
            <text:p>$63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942" calcext:value-type="float">
            <text:p>942</text:p>
          </table:table-cell>
          <table:table-cell/>
          <table:table-cell table:formula="of:=[.H25]+[.G26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26]+[.K26]+[.L26]" office:value-type="currency" office:currency="USD" office:value="0" calcext:value-type="currency">
            <text:p>$0,00</text:p>
          </table:table-cell>
          <table:table-cell table:style-name="ce13" table:formula="of:=[.N25]+[.M26]" office:value-type="currency" office:currency="USD" office:value="560.5904" calcext:value-type="currency">
            <text:p>$560,59</text:p>
          </table:table-cell>
          <table:table-cell table:style-name="ce22" table:formula="of:=[.A26]*budgetjour-[.N26]" office:value-type="currency" office:currency="USD" office:value="689.4096" calcext:value-type="currency">
            <text:p>$68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942" calcext:value-type="float">
            <text:p>942</text:p>
          </table:table-cell>
          <table:table-cell/>
          <table:table-cell table:formula="of:=[.H26]+[.G27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27]+[.K27]+[.L27]" office:value-type="currency" office:currency="USD" office:value="0" calcext:value-type="currency">
            <text:p>$0,00</text:p>
          </table:table-cell>
          <table:table-cell table:style-name="ce13" table:formula="of:=[.N26]+[.M27]" office:value-type="currency" office:currency="USD" office:value="560.5904" calcext:value-type="currency">
            <text:p>$560,59</text:p>
          </table:table-cell>
          <table:table-cell table:style-name="ce22" table:formula="of:=[.A27]*budgetjour-[.N27]" office:value-type="currency" office:currency="USD" office:value="739.4096" calcext:value-type="currency">
            <text:p>$73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942" calcext:value-type="float">
            <text:p>942</text:p>
          </table:table-cell>
          <table:table-cell/>
          <table:table-cell table:formula="of:=[.H27]+[.G28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28]+[.K28]+[.L28]" office:value-type="currency" office:currency="USD" office:value="0" calcext:value-type="currency">
            <text:p>$0,00</text:p>
          </table:table-cell>
          <table:table-cell table:style-name="ce13" table:formula="of:=[.N27]+[.M28]" office:value-type="currency" office:currency="USD" office:value="560.5904" calcext:value-type="currency">
            <text:p>$560,59</text:p>
          </table:table-cell>
          <table:table-cell table:style-name="ce22" table:formula="of:=[.A28]*budgetjour-[.N28]" office:value-type="currency" office:currency="USD" office:value="789.4096" calcext:value-type="currency">
            <text:p>$78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942" calcext:value-type="float">
            <text:p>942</text:p>
          </table:table-cell>
          <table:table-cell/>
          <table:table-cell table:formula="of:=[.H28]+[.G29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29]+[.K29]+[.L29]" office:value-type="currency" office:currency="USD" office:value="0" calcext:value-type="currency">
            <text:p>$0,00</text:p>
          </table:table-cell>
          <table:table-cell table:style-name="ce13" table:formula="of:=[.N28]+[.M29]" office:value-type="currency" office:currency="USD" office:value="560.5904" calcext:value-type="currency">
            <text:p>$560,59</text:p>
          </table:table-cell>
          <table:table-cell table:style-name="ce22" table:formula="of:=[.A29]*budgetjour-[.N29]" office:value-type="currency" office:currency="USD" office:value="839.4096" calcext:value-type="currency">
            <text:p>$83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942" calcext:value-type="float">
            <text:p>942</text:p>
          </table:table-cell>
          <table:table-cell/>
          <table:table-cell table:formula="of:=[.H29]+[.G30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30]+[.K30]+[.L30]" office:value-type="currency" office:currency="USD" office:value="0" calcext:value-type="currency">
            <text:p>$0,00</text:p>
          </table:table-cell>
          <table:table-cell table:style-name="ce13" table:formula="of:=[.N29]+[.M30]" office:value-type="currency" office:currency="USD" office:value="560.5904" calcext:value-type="currency">
            <text:p>$560,59</text:p>
          </table:table-cell>
          <table:table-cell table:style-name="ce22" table:formula="of:=[.A30]*budgetjour-[.N30]" office:value-type="currency" office:currency="USD" office:value="889.4096" calcext:value-type="currency">
            <text:p>$88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942" calcext:value-type="float">
            <text:p>942</text:p>
          </table:table-cell>
          <table:table-cell table:style-name="Default"/>
          <table:table-cell table:formula="of:=[.H30]+[.G31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560.5904" calcext:value-type="currency">
            <text:p>$560,59</text:p>
          </table:table-cell>
          <table:table-cell table:style-name="ce22" table:formula="of:=[.A31]*budgetjour-[.N31]" office:value-type="currency" office:currency="USD" office:value="939.4096" calcext:value-type="currency">
            <text:p>$93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942" calcext:value-type="float">
            <text:p>942</text:p>
          </table:table-cell>
          <table:table-cell/>
          <table:table-cell table:formula="of:=[.H31]+[.G32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560.5904" calcext:value-type="currency">
            <text:p>$560,59</text:p>
          </table:table-cell>
          <table:table-cell table:style-name="ce22" table:formula="of:=[.A32]*budgetjour-[.N32]" office:value-type="currency" office:currency="USD" office:value="989.4096" calcext:value-type="currency">
            <text:p>$98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942" calcext:value-type="float">
            <text:p>942</text:p>
          </table:table-cell>
          <table:table-cell/>
          <table:table-cell table:formula="of:=[.H32]+[.G33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560.5904" calcext:value-type="currency">
            <text:p>$560,59</text:p>
          </table:table-cell>
          <table:table-cell table:style-name="ce22" table:formula="of:=[.A33]*budgetjour-[.N33]" office:value-type="currency" office:currency="USD" office:value="1039.4096" calcext:value-type="currency">
            <text:p>$1 03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942" calcext:value-type="float">
            <text:p>942</text:p>
          </table:table-cell>
          <table:table-cell/>
          <table:table-cell table:formula="of:=[.H33]+[.G34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560.5904" calcext:value-type="currency">
            <text:p>$560,59</text:p>
          </table:table-cell>
          <table:table-cell table:style-name="ce22" table:formula="of:=[.A34]*budgetjour-[.N34]" office:value-type="currency" office:currency="USD" office:value="1089.4096" calcext:value-type="currency">
            <text:p>$1 08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942" calcext:value-type="float">
            <text:p>942</text:p>
          </table:table-cell>
          <table:table-cell/>
          <table:table-cell table:formula="of:=[.H34]+[.G35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560.5904" calcext:value-type="currency">
            <text:p>$560,59</text:p>
          </table:table-cell>
          <table:table-cell table:style-name="ce22" table:formula="of:=[.A35]*budgetjour-[.N35]" office:value-type="currency" office:currency="USD" office:value="1139.4096" calcext:value-type="currency">
            <text:p>$1 13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942" calcext:value-type="float">
            <text:p>942</text:p>
          </table:table-cell>
          <table:table-cell/>
          <table:table-cell table:formula="of:=[.H35]+[.G36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560.5904" calcext:value-type="currency">
            <text:p>$560,59</text:p>
          </table:table-cell>
          <table:table-cell table:style-name="ce22" table:formula="of:=[.A36]*budgetjour-[.N36]" office:value-type="currency" office:currency="USD" office:value="1189.4096" calcext:value-type="currency">
            <text:p>$1 18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942" calcext:value-type="float">
            <text:p>942</text:p>
          </table:table-cell>
          <table:table-cell/>
          <table:table-cell table:formula="of:=[.H36]+[.G37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560.5904" calcext:value-type="currency">
            <text:p>$560,59</text:p>
          </table:table-cell>
          <table:table-cell table:style-name="ce22" table:formula="of:=[.A37]*budgetjour-[.N37]" office:value-type="currency" office:currency="USD" office:value="1239.4096" calcext:value-type="currency">
            <text:p>$1 23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942" calcext:value-type="float">
            <text:p>942</text:p>
          </table:table-cell>
          <table:table-cell/>
          <table:table-cell table:formula="of:=[.H37]+[.G38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560.5904" calcext:value-type="currency">
            <text:p>$560,59</text:p>
          </table:table-cell>
          <table:table-cell table:style-name="ce22" table:formula="of:=[.A38]*budgetjour-[.N38]" office:value-type="currency" office:currency="USD" office:value="1289.4096" calcext:value-type="currency">
            <text:p>$1 28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942" calcext:value-type="float">
            <text:p>942</text:p>
          </table:table-cell>
          <table:table-cell/>
          <table:table-cell table:formula="of:=[.H38]+[.G39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560.5904" calcext:value-type="currency">
            <text:p>$560,59</text:p>
          </table:table-cell>
          <table:table-cell table:style-name="ce22" table:formula="of:=[.A39]*budgetjour-[.N39]" office:value-type="currency" office:currency="USD" office:value="1339.4096" calcext:value-type="currency">
            <text:p>$1 33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942" calcext:value-type="float">
            <text:p>942</text:p>
          </table:table-cell>
          <table:table-cell/>
          <table:table-cell table:formula="of:=[.H39]+[.G40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560.5904" calcext:value-type="currency">
            <text:p>$560,59</text:p>
          </table:table-cell>
          <table:table-cell table:style-name="ce22" table:formula="of:=[.A40]*budgetjour-[.N40]" office:value-type="currency" office:currency="USD" office:value="1389.4096" calcext:value-type="currency">
            <text:p>$1 38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942" calcext:value-type="float">
            <text:p>942</text:p>
          </table:table-cell>
          <table:table-cell/>
          <table:table-cell table:formula="of:=[.H40]+[.G41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560.5904" calcext:value-type="currency">
            <text:p>$560,59</text:p>
          </table:table-cell>
          <table:table-cell table:style-name="ce22" table:formula="of:=[.A41]*budgetjour-[.N41]" office:value-type="currency" office:currency="USD" office:value="1439.4096" calcext:value-type="currency">
            <text:p>$1 43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942" calcext:value-type="float">
            <text:p>942</text:p>
          </table:table-cell>
          <table:table-cell/>
          <table:table-cell table:formula="of:=[.H41]+[.G42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560.5904" calcext:value-type="currency">
            <text:p>$560,59</text:p>
          </table:table-cell>
          <table:table-cell table:style-name="ce22" table:formula="of:=[.A42]*budgetjour-[.N42]" office:value-type="currency" office:currency="USD" office:value="1489.4096" calcext:value-type="currency">
            <text:p>$1 48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942" calcext:value-type="float">
            <text:p>942</text:p>
          </table:table-cell>
          <table:table-cell/>
          <table:table-cell table:formula="of:=[.H42]+[.G43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560.5904" calcext:value-type="currency">
            <text:p>$560,59</text:p>
          </table:table-cell>
          <table:table-cell table:style-name="ce22" table:formula="of:=[.A43]*budgetjour-[.N43]" office:value-type="currency" office:currency="USD" office:value="1539.4096" calcext:value-type="currency">
            <text:p>$1 539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942" calcext:value-type="float">
            <text:p>942</text:p>
          </table:table-cell>
          <table:table-cell/>
          <table:table-cell table:formula="of:=[.H43]+[.G44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560.5904" calcext:value-type="currency">
            <text:p>$560,59</text:p>
          </table:table-cell>
          <table:table-cell table:style-name="ce22" table:formula="of:=[.A44]*budgetjour-[.N44]" office:value-type="currency" office:currency="USD" office:value="1589.4096" calcext:value-type="currency">
            <text:p>$1 589,41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942" calcext:value-type="float">
            <text:p>942</text:p>
          </table:table-cell>
          <table:table-cell/>
          <table:table-cell table:formula="of:=[.H44]+[.G45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560.5904" calcext:value-type="currency">
            <text:p>$560,59</text:p>
          </table:table-cell>
          <table:table-cell table:style-name="ce22" table:formula="of:=[.A45]*budgetjour-[.N45]" office:value-type="currency" office:currency="USD" office:value="1639.4096" calcext:value-type="currency">
            <text:p>$1 639,41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942" calcext:value-type="float">
            <text:p>942</text:p>
          </table:table-cell>
          <table:table-cell/>
          <table:table-cell table:formula="of:=[.H45]+[.G46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560.5904" calcext:value-type="currency">
            <text:p>$560,59</text:p>
          </table:table-cell>
          <table:table-cell table:style-name="ce22" table:formula="of:=[.A46]*budgetjour-[.N46]" office:value-type="currency" office:currency="USD" office:value="1689.4096" calcext:value-type="currency">
            <text:p>$1 689,41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942" calcext:value-type="float">
            <text:p>942</text:p>
          </table:table-cell>
          <table:table-cell/>
          <table:table-cell table:formula="of:=[.H46]+[.G47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560.5904" calcext:value-type="currency">
            <text:p>$560,59</text:p>
          </table:table-cell>
          <table:table-cell table:style-name="ce22" table:formula="of:=[.A47]*budgetjour-[.N47]" office:value-type="currency" office:currency="USD" office:value="1739.4096" calcext:value-type="currency">
            <text:p>$1 739,41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942" calcext:value-type="float">
            <text:p>942</text:p>
          </table:table-cell>
          <table:table-cell/>
          <table:table-cell table:formula="of:=[.H47]+[.G48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560.5904" calcext:value-type="currency">
            <text:p>$560,59</text:p>
          </table:table-cell>
          <table:table-cell table:style-name="ce22" table:formula="of:=[.A48]*budgetjour-[.N48]" office:value-type="currency" office:currency="USD" office:value="1789.4096" calcext:value-type="currency">
            <text:p>$1 789,41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942" calcext:value-type="float">
            <text:p>942</text:p>
          </table:table-cell>
          <table:table-cell/>
          <table:table-cell table:formula="of:=[.H48]+[.G49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560.5904" calcext:value-type="currency">
            <text:p>$560,59</text:p>
          </table:table-cell>
          <table:table-cell table:style-name="ce22" table:formula="of:=[.A49]*budgetjour-[.N49]" office:value-type="currency" office:currency="USD" office:value="1839.4096" calcext:value-type="currency">
            <text:p>$1 839,41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942" calcext:value-type="float">
            <text:p>942</text:p>
          </table:table-cell>
          <table:table-cell/>
          <table:table-cell table:formula="of:=[.H49]+[.G50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560.5904" calcext:value-type="currency">
            <text:p>$560,59</text:p>
          </table:table-cell>
          <table:table-cell table:style-name="ce22" table:formula="of:=[.A50]*budgetjour-[.N50]" office:value-type="currency" office:currency="USD" office:value="1889.4096" calcext:value-type="currency">
            <text:p>$1 889,41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942" calcext:value-type="float">
            <text:p>942</text:p>
          </table:table-cell>
          <table:table-cell/>
          <table:table-cell table:formula="of:=[.H50]+[.G51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560.5904" calcext:value-type="currency">
            <text:p>$560,59</text:p>
          </table:table-cell>
          <table:table-cell table:style-name="ce22" table:formula="of:=[.A51]*budgetjour-[.N51]" office:value-type="currency" office:currency="USD" office:value="1939.4096" calcext:value-type="currency">
            <text:p>$1 939,41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942" calcext:value-type="float">
            <text:p>942</text:p>
          </table:table-cell>
          <table:table-cell/>
          <table:table-cell table:formula="of:=[.H51]+[.G52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560.5904" calcext:value-type="currency">
            <text:p>$560,59</text:p>
          </table:table-cell>
          <table:table-cell table:style-name="ce22" table:formula="of:=[.A52]*budgetjour-[.N52]" office:value-type="currency" office:currency="USD" office:value="1989.4096" calcext:value-type="currency">
            <text:p>$1 989,41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942" calcext:value-type="float">
            <text:p>942</text:p>
          </table:table-cell>
          <table:table-cell/>
          <table:table-cell table:formula="of:=[.H52]+[.G53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560.5904" calcext:value-type="currency">
            <text:p>$560,59</text:p>
          </table:table-cell>
          <table:table-cell table:style-name="ce22" table:formula="of:=[.A53]*budgetjour-[.N53]" office:value-type="currency" office:currency="USD" office:value="2039.4096" calcext:value-type="currency">
            <text:p>$2 039,41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942" calcext:value-type="float">
            <text:p>942</text:p>
          </table:table-cell>
          <table:table-cell/>
          <table:table-cell table:formula="of:=[.H53]+[.G54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560.5904" calcext:value-type="currency">
            <text:p>$560,59</text:p>
          </table:table-cell>
          <table:table-cell table:style-name="ce22" table:formula="of:=[.A54]*budgetjour-[.N54]" office:value-type="currency" office:currency="USD" office:value="2089.4096" calcext:value-type="currency">
            <text:p>$2 089,41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942" calcext:value-type="float">
            <text:p>942</text:p>
          </table:table-cell>
          <table:table-cell/>
          <table:table-cell table:formula="of:=[.H54]+[.G55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560.5904" calcext:value-type="currency">
            <text:p>$560,59</text:p>
          </table:table-cell>
          <table:table-cell table:style-name="ce22" table:formula="of:=[.A55]*budgetjour-[.N55]" office:value-type="currency" office:currency="USD" office:value="2139.4096" calcext:value-type="currency">
            <text:p>$2 139,41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942" calcext:value-type="float">
            <text:p>942</text:p>
          </table:table-cell>
          <table:table-cell/>
          <table:table-cell table:formula="of:=[.H55]+[.G56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560.5904" calcext:value-type="currency">
            <text:p>$560,59</text:p>
          </table:table-cell>
          <table:table-cell table:style-name="ce22" table:formula="of:=[.A56]*budgetjour-[.N56]" office:value-type="currency" office:currency="USD" office:value="2189.4096" calcext:value-type="currency">
            <text:p>$2 189,41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942" calcext:value-type="float">
            <text:p>942</text:p>
          </table:table-cell>
          <table:table-cell/>
          <table:table-cell table:formula="of:=[.H56]+[.G57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560.5904" calcext:value-type="currency">
            <text:p>$560,59</text:p>
          </table:table-cell>
          <table:table-cell table:style-name="ce22" table:formula="of:=[.A57]*budgetjour-[.N57]" office:value-type="currency" office:currency="USD" office:value="2239.4096" calcext:value-type="currency">
            <text:p>$2 239,41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942" calcext:value-type="float">
            <text:p>942</text:p>
          </table:table-cell>
          <table:table-cell/>
          <table:table-cell table:formula="of:=[.H57]+[.G58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560.5904" calcext:value-type="currency">
            <text:p>$560,59</text:p>
          </table:table-cell>
          <table:table-cell table:style-name="ce22" table:formula="of:=[.A58]*budgetjour-[.N58]" office:value-type="currency" office:currency="USD" office:value="2289.4096" calcext:value-type="currency">
            <text:p>$2 289,41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942" calcext:value-type="float">
            <text:p>942</text:p>
          </table:table-cell>
          <table:table-cell/>
          <table:table-cell table:formula="of:=[.H58]+[.G59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560.5904" calcext:value-type="currency">
            <text:p>$560,59</text:p>
          </table:table-cell>
          <table:table-cell table:style-name="ce22" table:formula="of:=[.A59]*budgetjour-[.N59]" office:value-type="currency" office:currency="USD" office:value="2339.4096" calcext:value-type="currency">
            <text:p>$2 339,41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942" calcext:value-type="float">
            <text:p>942</text:p>
          </table:table-cell>
          <table:table-cell/>
          <table:table-cell table:formula="of:=[.H59]+[.G60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560.5904" calcext:value-type="currency">
            <text:p>$560,59</text:p>
          </table:table-cell>
          <table:table-cell table:style-name="ce22" table:formula="of:=[.A60]*budgetjour-[.N60]" office:value-type="currency" office:currency="USD" office:value="2389.4096" calcext:value-type="currency">
            <text:p>$2 389,41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942" calcext:value-type="float">
            <text:p>942</text:p>
          </table:table-cell>
          <table:table-cell/>
          <table:table-cell table:formula="of:=[.H60]+[.G61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560.5904" calcext:value-type="currency">
            <text:p>$560,59</text:p>
          </table:table-cell>
          <table:table-cell table:style-name="ce22" table:formula="of:=[.A61]*budgetjour-[.N61]" office:value-type="currency" office:currency="USD" office:value="2439.4096" calcext:value-type="currency">
            <text:p>$2 439,41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942" calcext:value-type="float">
            <text:p>942</text:p>
          </table:table-cell>
          <table:table-cell/>
          <table:table-cell table:formula="of:=[.H61]+[.G62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560.5904" calcext:value-type="currency">
            <text:p>$560,59</text:p>
          </table:table-cell>
          <table:table-cell table:style-name="ce22" table:formula="of:=[.A62]*budgetjour-[.N62]" office:value-type="currency" office:currency="USD" office:value="2489.4096" calcext:value-type="currency">
            <text:p>$2 489,41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942" calcext:value-type="float">
            <text:p>942</text:p>
          </table:table-cell>
          <table:table-cell/>
          <table:table-cell table:formula="of:=[.H62]+[.G63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560.5904" calcext:value-type="currency">
            <text:p>$560,59</text:p>
          </table:table-cell>
          <table:table-cell table:style-name="ce22" table:formula="of:=[.A63]*budgetjour-[.N63]" office:value-type="currency" office:currency="USD" office:value="2539.4096" calcext:value-type="currency">
            <text:p>$2 539,41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942" calcext:value-type="float">
            <text:p>942</text:p>
          </table:table-cell>
          <table:table-cell/>
          <table:table-cell table:formula="of:=[.H63]+[.G64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560.5904" calcext:value-type="currency">
            <text:p>$560,59</text:p>
          </table:table-cell>
          <table:table-cell table:style-name="ce22" table:formula="of:=[.A64]*budgetjour-[.N64]" office:value-type="currency" office:currency="USD" office:value="2589.4096" calcext:value-type="currency">
            <text:p>$2 589,41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942" calcext:value-type="float">
            <text:p>942</text:p>
          </table:table-cell>
          <table:table-cell/>
          <table:table-cell table:formula="of:=[.H64]+[.G65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560.5904" calcext:value-type="currency">
            <text:p>$560,59</text:p>
          </table:table-cell>
          <table:table-cell table:style-name="ce22" table:formula="of:=[.A65]*budgetjour-[.N65]" office:value-type="currency" office:currency="USD" office:value="2639.4096" calcext:value-type="currency">
            <text:p>$2 639,41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942" calcext:value-type="float">
            <text:p>942</text:p>
          </table:table-cell>
          <table:table-cell/>
          <table:table-cell table:formula="of:=[.H65]+[.G66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560.5904" calcext:value-type="currency">
            <text:p>$560,59</text:p>
          </table:table-cell>
          <table:table-cell table:style-name="ce22" table:formula="of:=[.A66]*budgetjour-[.N66]" office:value-type="currency" office:currency="USD" office:value="2689.4096" calcext:value-type="currency">
            <text:p>$2 689,41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942" calcext:value-type="float">
            <text:p>942</text:p>
          </table:table-cell>
          <table:table-cell/>
          <table:table-cell table:formula="of:=[.H66]+[.G67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560.5904" calcext:value-type="currency">
            <text:p>$560,59</text:p>
          </table:table-cell>
          <table:table-cell table:style-name="ce22" table:formula="of:=[.A67]*budgetjour-[.N67]" office:value-type="currency" office:currency="USD" office:value="2739.4096" calcext:value-type="currency">
            <text:p>$2 739,41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942" calcext:value-type="float">
            <text:p>942</text:p>
          </table:table-cell>
          <table:table-cell/>
          <table:table-cell table:formula="of:=[.H67]+[.G68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560.5904" calcext:value-type="currency">
            <text:p>$560,59</text:p>
          </table:table-cell>
          <table:table-cell table:style-name="ce22" table:formula="of:=[.A68]*budgetjour-[.N68]" office:value-type="currency" office:currency="USD" office:value="2789.4096" calcext:value-type="currency">
            <text:p>$2 789,41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942" calcext:value-type="float">
            <text:p>942</text:p>
          </table:table-cell>
          <table:table-cell/>
          <table:table-cell table:formula="of:=[.H68]+[.G69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560.5904" calcext:value-type="currency">
            <text:p>$560,59</text:p>
          </table:table-cell>
          <table:table-cell table:style-name="ce22" table:formula="of:=[.A69]*budgetjour-[.N69]" office:value-type="currency" office:currency="USD" office:value="2839.4096" calcext:value-type="currency">
            <text:p>$2 839,41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942" calcext:value-type="float">
            <text:p>942</text:p>
          </table:table-cell>
          <table:table-cell/>
          <table:table-cell table:formula="of:=[.H69]+[.G70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560.5904" calcext:value-type="currency">
            <text:p>$560,59</text:p>
          </table:table-cell>
          <table:table-cell table:style-name="ce22" table:formula="of:=[.A70]*budgetjour-[.N70]" office:value-type="currency" office:currency="USD" office:value="2889.4096" calcext:value-type="currency">
            <text:p>$2 889,41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942" calcext:value-type="float">
            <text:p>942</text:p>
          </table:table-cell>
          <table:table-cell/>
          <table:table-cell table:formula="of:=[.H70]+[.G71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560.5904" calcext:value-type="currency">
            <text:p>$560,59</text:p>
          </table:table-cell>
          <table:table-cell table:style-name="ce22" table:formula="of:=[.A71]*budgetjour-[.N71]" office:value-type="currency" office:currency="USD" office:value="2939.4096" calcext:value-type="currency">
            <text:p>$2 939,41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942" calcext:value-type="float">
            <text:p>942</text:p>
          </table:table-cell>
          <table:table-cell/>
          <table:table-cell table:formula="of:=[.H71]+[.G72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560.5904" calcext:value-type="currency">
            <text:p>$560,59</text:p>
          </table:table-cell>
          <table:table-cell table:style-name="ce22" table:formula="of:=[.A72]*budgetjour-[.N72]" office:value-type="currency" office:currency="USD" office:value="2989.4096" calcext:value-type="currency">
            <text:p>$2 989,41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942" calcext:value-type="float">
            <text:p>942</text:p>
          </table:table-cell>
          <table:table-cell/>
          <table:table-cell table:formula="of:=[.H72]+[.G73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560.5904" calcext:value-type="currency">
            <text:p>$560,59</text:p>
          </table:table-cell>
          <table:table-cell table:style-name="ce22" table:formula="of:=[.A73]*budgetjour-[.N73]" office:value-type="currency" office:currency="USD" office:value="3039.4096" calcext:value-type="currency">
            <text:p>$3 039,41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942" calcext:value-type="float">
            <text:p>942</text:p>
          </table:table-cell>
          <table:table-cell/>
          <table:table-cell table:formula="of:=[.H73]+[.G74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560.5904" calcext:value-type="currency">
            <text:p>$560,59</text:p>
          </table:table-cell>
          <table:table-cell table:style-name="ce22" table:formula="of:=[.A74]*budgetjour-[.N74]" office:value-type="currency" office:currency="USD" office:value="3089.4096" calcext:value-type="currency">
            <text:p>$3 089,41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942" calcext:value-type="float">
            <text:p>942</text:p>
          </table:table-cell>
          <table:table-cell/>
          <table:table-cell table:formula="of:=[.H74]+[.G75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560.5904" calcext:value-type="currency">
            <text:p>$560,59</text:p>
          </table:table-cell>
          <table:table-cell table:style-name="ce22" table:formula="of:=[.A75]*budgetjour-[.N75]" office:value-type="currency" office:currency="USD" office:value="3139.4096" calcext:value-type="currency">
            <text:p>$3 139,41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942" calcext:value-type="float">
            <text:p>942</text:p>
          </table:table-cell>
          <table:table-cell/>
          <table:table-cell table:formula="of:=[.H75]+[.G76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560.5904" calcext:value-type="currency">
            <text:p>$560,59</text:p>
          </table:table-cell>
          <table:table-cell table:style-name="ce22" table:formula="of:=[.A76]*budgetjour-[.N76]" office:value-type="currency" office:currency="USD" office:value="3189.4096" calcext:value-type="currency">
            <text:p>$3 189,41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942" calcext:value-type="float">
            <text:p>942</text:p>
          </table:table-cell>
          <table:table-cell/>
          <table:table-cell table:formula="of:=[.H76]+[.G77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560.5904" calcext:value-type="currency">
            <text:p>$560,59</text:p>
          </table:table-cell>
          <table:table-cell table:style-name="ce22" table:formula="of:=[.A77]*budgetjour-[.N77]" office:value-type="currency" office:currency="USD" office:value="3239.4096" calcext:value-type="currency">
            <text:p>$3 239,41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942" calcext:value-type="float">
            <text:p>942</text:p>
          </table:table-cell>
          <table:table-cell/>
          <table:table-cell table:formula="of:=[.H77]+[.G78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560.5904" calcext:value-type="currency">
            <text:p>$560,59</text:p>
          </table:table-cell>
          <table:table-cell table:style-name="ce22" table:formula="of:=[.A78]*budgetjour-[.N78]" office:value-type="currency" office:currency="USD" office:value="3289.4096" calcext:value-type="currency">
            <text:p>$3 289,41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942" calcext:value-type="float">
            <text:p>942</text:p>
          </table:table-cell>
          <table:table-cell/>
          <table:table-cell table:formula="of:=[.H78]+[.G79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560.5904" calcext:value-type="currency">
            <text:p>$560,59</text:p>
          </table:table-cell>
          <table:table-cell table:style-name="ce22" table:formula="of:=[.A79]*budgetjour-[.N79]" office:value-type="currency" office:currency="USD" office:value="3339.4096" calcext:value-type="currency">
            <text:p>$3 339,41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942" calcext:value-type="float">
            <text:p>942</text:p>
          </table:table-cell>
          <table:table-cell/>
          <table:table-cell table:formula="of:=[.H79]+[.G80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560.5904" calcext:value-type="currency">
            <text:p>$560,59</text:p>
          </table:table-cell>
          <table:table-cell table:style-name="ce22" table:formula="of:=[.A80]*budgetjour-[.N80]" office:value-type="currency" office:currency="USD" office:value="3389.4096" calcext:value-type="currency">
            <text:p>$3 389,41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942" calcext:value-type="float">
            <text:p>942</text:p>
          </table:table-cell>
          <table:table-cell/>
          <table:table-cell table:formula="of:=[.H80]+[.G81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560.5904" calcext:value-type="currency">
            <text:p>$560,59</text:p>
          </table:table-cell>
          <table:table-cell table:style-name="ce22" table:formula="of:=[.A81]*budgetjour-[.N81]" office:value-type="currency" office:currency="USD" office:value="3439.4096" calcext:value-type="currency">
            <text:p>$3 439,41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942" calcext:value-type="float">
            <text:p>942</text:p>
          </table:table-cell>
          <table:table-cell/>
          <table:table-cell table:formula="of:=[.H81]+[.G82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560.5904" calcext:value-type="currency">
            <text:p>$560,59</text:p>
          </table:table-cell>
          <table:table-cell table:style-name="ce22" table:formula="of:=[.A82]*budgetjour-[.N82]" office:value-type="currency" office:currency="USD" office:value="3489.4096" calcext:value-type="currency">
            <text:p>$3 489,41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942" calcext:value-type="float">
            <text:p>942</text:p>
          </table:table-cell>
          <table:table-cell/>
          <table:table-cell table:formula="of:=[.H82]+[.G83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560.5904" calcext:value-type="currency">
            <text:p>$560,59</text:p>
          </table:table-cell>
          <table:table-cell table:style-name="ce22" table:formula="of:=[.A83]*budgetjour-[.N83]" office:value-type="currency" office:currency="USD" office:value="3539.4096" calcext:value-type="currency">
            <text:p>$3 539,41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942" calcext:value-type="float">
            <text:p>942</text:p>
          </table:table-cell>
          <table:table-cell/>
          <table:table-cell table:formula="of:=[.H83]+[.G84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560.5904" calcext:value-type="currency">
            <text:p>$560,59</text:p>
          </table:table-cell>
          <table:table-cell table:style-name="ce22" table:formula="of:=[.A84]*budgetjour-[.N84]" office:value-type="currency" office:currency="USD" office:value="3589.4096" calcext:value-type="currency">
            <text:p>$3 589,41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942" calcext:value-type="float">
            <text:p>942</text:p>
          </table:table-cell>
          <table:table-cell/>
          <table:table-cell table:formula="of:=[.H84]+[.G85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560.5904" calcext:value-type="currency">
            <text:p>$560,59</text:p>
          </table:table-cell>
          <table:table-cell table:style-name="ce22" table:formula="of:=[.A85]*budgetjour-[.N85]" office:value-type="currency" office:currency="USD" office:value="3639.4096" calcext:value-type="currency">
            <text:p>$3 639,41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942" calcext:value-type="float">
            <text:p>942</text:p>
          </table:table-cell>
          <table:table-cell/>
          <table:table-cell table:formula="of:=[.H85]+[.G86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560.5904" calcext:value-type="currency">
            <text:p>$560,59</text:p>
          </table:table-cell>
          <table:table-cell table:style-name="ce22" table:formula="of:=[.A86]*budgetjour-[.N86]" office:value-type="currency" office:currency="USD" office:value="3689.4096" calcext:value-type="currency">
            <text:p>$3 689,41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942" calcext:value-type="float">
            <text:p>942</text:p>
          </table:table-cell>
          <table:table-cell/>
          <table:table-cell table:formula="of:=[.H86]+[.G87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560.5904" calcext:value-type="currency">
            <text:p>$560,59</text:p>
          </table:table-cell>
          <table:table-cell table:style-name="ce22" table:formula="of:=[.A87]*budgetjour-[.N87]" office:value-type="currency" office:currency="USD" office:value="3739.4096" calcext:value-type="currency">
            <text:p>$3 739,41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942" calcext:value-type="float">
            <text:p>942</text:p>
          </table:table-cell>
          <table:table-cell/>
          <table:table-cell table:formula="of:=[.H87]+[.G88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560.5904" calcext:value-type="currency">
            <text:p>$560,59</text:p>
          </table:table-cell>
          <table:table-cell table:style-name="ce22" table:formula="of:=[.A88]*budgetjour-[.N88]" office:value-type="currency" office:currency="USD" office:value="3789.4096" calcext:value-type="currency">
            <text:p>$3 789,41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942" calcext:value-type="float">
            <text:p>942</text:p>
          </table:table-cell>
          <table:table-cell/>
          <table:table-cell table:formula="of:=[.H88]+[.G89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560.5904" calcext:value-type="currency">
            <text:p>$560,59</text:p>
          </table:table-cell>
          <table:table-cell table:style-name="ce22" table:formula="of:=[.A89]*budgetjour-[.N89]" office:value-type="currency" office:currency="USD" office:value="3839.4096" calcext:value-type="currency">
            <text:p>$3 839,41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942" calcext:value-type="float">
            <text:p>942</text:p>
          </table:table-cell>
          <table:table-cell/>
          <table:table-cell table:formula="of:=[.H89]+[.G90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560.5904" calcext:value-type="currency">
            <text:p>$560,59</text:p>
          </table:table-cell>
          <table:table-cell table:style-name="ce22" table:formula="of:=[.A90]*budgetjour-[.N90]" office:value-type="currency" office:currency="USD" office:value="3889.4096" calcext:value-type="currency">
            <text:p>$3 889,41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942" calcext:value-type="float">
            <text:p>942</text:p>
          </table:table-cell>
          <table:table-cell/>
          <table:table-cell table:formula="of:=[.H90]+[.G91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560.5904" calcext:value-type="currency">
            <text:p>$560,59</text:p>
          </table:table-cell>
          <table:table-cell table:style-name="ce22" table:formula="of:=[.A91]*budgetjour-[.N91]" office:value-type="currency" office:currency="USD" office:value="3939.4096" calcext:value-type="currency">
            <text:p>$3 939,41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942" calcext:value-type="float">
            <text:p>942</text:p>
          </table:table-cell>
          <table:table-cell/>
          <table:table-cell table:formula="of:=[.H91]+[.G92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560.5904" calcext:value-type="currency">
            <text:p>$560,59</text:p>
          </table:table-cell>
          <table:table-cell table:style-name="ce22" table:formula="of:=[.A92]*budgetjour-[.N92]" office:value-type="currency" office:currency="USD" office:value="3989.4096" calcext:value-type="currency">
            <text:p>$3 989,41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942" calcext:value-type="float">
            <text:p>942</text:p>
          </table:table-cell>
          <table:table-cell/>
          <table:table-cell table:formula="of:=[.H92]+[.G93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560.5904" calcext:value-type="currency">
            <text:p>$560,59</text:p>
          </table:table-cell>
          <table:table-cell table:style-name="ce22" table:formula="of:=[.A93]*budgetjour-[.N93]" office:value-type="currency" office:currency="USD" office:value="4039.4096" calcext:value-type="currency">
            <text:p>$4 039,41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942" calcext:value-type="float">
            <text:p>942</text:p>
          </table:table-cell>
          <table:table-cell/>
          <table:table-cell table:formula="of:=[.H93]+[.G94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560.5904" calcext:value-type="currency">
            <text:p>$560,59</text:p>
          </table:table-cell>
          <table:table-cell table:style-name="ce22" table:formula="of:=[.A94]*budgetjour-[.N94]" office:value-type="currency" office:currency="USD" office:value="4089.4096" calcext:value-type="currency">
            <text:p>$4 089,41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942" calcext:value-type="float">
            <text:p>942</text:p>
          </table:table-cell>
          <table:table-cell/>
          <table:table-cell table:formula="of:=[.H94]+[.G95]" office:value-type="float" office:value="2411" calcext:value-type="float">
            <text:p>2411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560.5904" calcext:value-type="currency">
            <text:p>$560,59</text:p>
          </table:table-cell>
          <table:table-cell table:style-name="ce22" table:formula="of:=[.A95]*budgetjour-[.N95]" office:value-type="currency" office:currency="USD" office:value="4139.4096" calcext:value-type="currency">
            <text:p>$4 139,41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7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7" table:default-cell-style-name="ce7"/>
        <table:table-column table:style-name="co17" table:default-cell-style-name="ce34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17:11:40.9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9T21:49:28.830000000</dc:date>
    <meta:editing-duration>P14DT5H56M24S</meta:editing-duration>
    <meta:editing-cycles>178</meta:editing-cycles>
    <meta:generator>LibreOffice/7.3.0.3$Windows_X86_64 LibreOffice_project/0f246aa12d0eee4a0f7adcefbf7c878fc2238db3</meta:generator>
    <meta:document-statistic meta:table-count="4" meta:cell-count="1087" meta:object-count="0"/>
    <meta:user-defined meta:name="Info 1"/>
    <meta:user-defined meta:name="Info 2"/>
    <meta:user-defined meta:name="Info 3"/>
    <meta:user-defined meta:name="Info 4"/>
  </office:meta>
</office:document-meta>
</file>